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fo:background-color="#ff9966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7" style:family="paragraph" style:parent-style-name="Preformatted_20_Text">
      <style:paragraph-properties fo:margin-top="0in" fo:margin-bottom="0.1965in" fo:orphans="2" fo:widows="2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fo:background-color="#ff9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cle John's Band</text:p>
      <text:p text:style-name="P2">Garcia/Hunter</text:p>
      <text:p text:style-name="P1">Intro</text:p>
      <text:p text:style-name="P1">G (2 measures)</text:p>
      <text:p text:style-name="P4"><text:span text:style-name="T1">G <text:s text:c="5"/>D <text:s text:c="2"/>C <text:s text:c="7"/>D <text:s/>(x2) </text:span></text:p>
      <text:p text:style-name="P4"><text:s text:c="9"/><text:span text:style-name="T1">G <text:s text:c="31"/>C <text:s text:c="8"/>G</text:span></text:p>
      <text:p text:style-name="P4"><text:span text:style-name="T1">Well the first days are the hardest days, Don't you worry any more,</text:span></text:p>
      <text:p text:style-name="P4"><text:s text:c="7"/><text:span text:style-name="T1">G <text:s text:c="33"/>C <text:s text:c="13"/>G</text:span></text:p>
      <text:p text:style-name="P1">'Cause when life looks like Easy Street, There is danger at your door.</text:p>
      <text:p text:style-name="P4"><text:span text:style-name="T1">Am <text:s text:c="21"/>Em <text:s/>C <text:s text:c="15"/>D</text:span></text:p>
      <text:p text:style-name="P1">Think this through with me, Let me know your mind,</text:p>
      <text:p text:style-name="P1">C <text:s text:c="2"/>D <text:s text:c="9"/>G <text:s text:c="6"/>Am <text:s text:c="2"/>G <text:s text:c="2"/>D <text:s text:c="6"/>G</text:p>
      <text:p text:style-name="P1">Wo, oh, what I want to know, <text:s text:c="3"/>Is are you kind?</text:p>
      <text:p text:style-name="P1"/>
      <text:p text:style-name="P5"><text:span text:style-name="T2">It's a buck dancer's choice my friend; Better take my advice.</text:span></text:p>
      <text:p text:style-name="P1">You know all the rules by now And the fire from the ice.</text:p>
      <text:p text:style-name="P1">Will you come with me? Won't you come with me?</text:p>
      <text:p text:style-name="P1">Wo, oh, what I want to know,Will you come with me?</text:p>
      <text:p text:style-name="P5"/>
      <text:p text:style-name="P1">G <text:s text:c="16"/>C <text:s text:c="5"/>Am <text:s text:c="6"/>G <text:s text:c="7"/>D</text:p>
      <text:p text:style-name="P1">Goddamn, well I declare, Have you seen the like?</text:p>
      <text:p text:style-name="P4"><text:s text:c="6"/><text:span text:style-name="T1">C <text:s text:c="31"/>G <text:s text:c="4"/>D <text:s text:c="8"/>C <text:s text:c="7"/>D</text:span></text:p>
      <text:p text:style-name="P1">Their walls are built of cannonballs, Their motto is "Don't tread on me".</text:p>
      <text:p text:style-name="P4"><text:span text:style-name="T1">Come hear Uncle John's Band playing to the tide,</text:span></text:p>
      <text:p text:style-name="P4"><text:span text:style-name="T1">Come with me, or go alone, He's come to take his children home.</text:span></text:p>
      <text:p text:style-name="P5"/>
      <text:p text:style-name="P3">Instrumental: <text:s/>G <text:s/>Bm <text:s/>C <text:s/>D {x4}</text:p>
      <text:p text:style-name="P5"/>
      <text:p text:style-name="P1">It's the same story the crow told me; It's the only one he knows.</text:p>
      <text:p text:style-name="P1">Like the morning sun you come And like the wind you go.</text:p>
      <text:p text:style-name="P1">Ain't no time to hate, Barely time to wait,</text:p>
      <text:p text:style-name="P1">Wo, oh, what I want to know, Where does the time go?</text:p>
      <text:p text:style-name="P5"/>
      <text:p text:style-name="P1">I live in a silver mine And I call it Beggar's Tomb;</text:p>
      <text:p text:style-name="P1">I got me a violin And I beg you call the tune,</text:p>
      <text:p text:style-name="P1">Anybody's choice, I can hear your voice.</text:p>
      <text:p text:style-name="P1">Wo, oh, what I want to know, How does the song go?</text:p>
      <text:p text:style-name="P5"/>
      <text:p text:style-name="P1">G <text:s text:c="21"/>C <text:s text:c="3"/>Am <text:s text:c="4"/>G <text:s text:c="3"/>D</text:p>
      <text:p text:style-name="P1">Come hear Uncle John's Band by the riverside,</text:p>
      <text:p text:style-name="P1">C <text:s text:c="29"/>G <text:s text:c="5"/>D <text:s text:c="7"/>C <text:s text:c="5"/>D</text:p>
      <text:p text:style-name="P1">Got some things to talk about, Here beside the rising tide.</text:p>
      <text:p text:style-name="P5"><text:span text:style-name="T2">Come hear Uncle John's Band playing to the tide,</text:span></text:p>
      <text:p text:style-name="P4"><text:span text:style-name="T1">Come on along, or go alone, <text:s/>He's come to take his children home.</text:span></text:p>
      <text:p text:style-name="P5"/>
      <text:p text:style-name="P1">Dm <text:s/>C Dm <text:s/>G C Dm <text:s/>G C Dm <text:s/>G C</text:p>
      <text:p text:style-name="P5"><text:span text:style-name="T2">Dsus2 <text:s text:c="5"/>Dsus2 <text:s text:c="5"/>Dsus2 <text:s text:c="5"/>Dsus2</text:span></text:p>
      <text:p text:style-name="P5"><text:span text:style-name="T2">Dsus4 <text:s text:c="23"/>C <text:s text:c="11"/>G</text:span></text:p>
      <text:p text:style-name="P1">Wo, oh, what I want to know, how does the song go.</text:p>
      <text:p text:style-name="P5"><text:span text:style-name="T3">A capella</text:span></text:p>
      <text:p text:style-name="P1">Come hear Uncle John's band by the riverside</text:p>
      <text:p text:style-name="P1">Got some things to talk about, here beside the rising tide.</text:p>
      <text:p text:style-name="P5"/>
      <text:p text:style-name="P1">G <text:s text:c="21"/>C <text:s text:c="3"/>Am <text:s text:c="5"/>G <text:s text:c="5"/>D</text:p>
      <text:p text:style-name="P1">Come here Uncle John's band playing to the tide,</text:p>
      <text:p text:style-name="P1">C <text:s text:c="30"/>G <text:s text:c="6"/>D <text:s text:c="7"/>C <text:s text:c="7"/>D</text:p>
      <text:p text:style-name="P1">Come on along or go alone, he's come to take his children home.</text:p>
      <text:p text:style-name="P1">Dm <text:s text:c="4"/>C <text:s text:c="4"/>Dm <text:s text:c="4"/>G <text:s text:c="3"/>C <text:s text:c="4"/>Dm <text:s text:c="3"/>G <text:s text:c="3"/>C <text:s text:c="4"/>Dsus2</text:p>
      <text:p text:style-name="P7"><text:span text:style-name="T2">La lala la lala, <text:s/>La lala la lala, la lala la lalaaaa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Grande" svg:font-family="LucidaGrande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2T10:59:56</meta:creation-date>
    <dc:date>2012-06-22T13:44:35</dc:date>
    <meta:editing-duration>PT2H44M43S</meta:editing-duration>
    <meta:editing-cycles>4</meta:editing-cycles>
    <meta:generator>LibreOffice/3.4$Unix LibreOffice_project/340m1$Build-302</meta:generator>
    <meta:document-statistic meta:table-count="0" meta:image-count="0" meta:object-count="0" meta:page-count="1" meta:paragraph-count="51" meta:word-count="427" meta:character-count="2409" meta:non-whitespace-character-count="1510"/>
  </office:meta>
</office:document-meta>
</file>